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cd8" officeooo:paragraph-rsid="001cec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jawdyp 6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28:34.631591314</meta:creation-date>
    <dc:date>2017-10-17T22:28:59.448889215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